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.529cm" fo:margin-bottom="0.529cm" loext:contextual-spacing="false" fo:line-height="182%" fo:orphans="2" fo:widows="2" fo:text-indent="0cm" style:auto-text-indent="false" fo:background-color="#f5f5f5" fo:padding="0.049cm" fo:border="0.06pt solid #cccccc"/>
      <style:text-properties fo:font-variant="normal" fo:text-transform="none" fo:color="#333333" style:font-name="Menlo" fo:font-size="11.2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top="0.529cm" fo:margin-bottom="0.529cm" loext:contextual-spacing="false" fo:line-height="182%" fo:orphans="2" fo:widows="2" fo:background-color="#f5f5f5" fo:padding="0.049cm" fo:border="0.06pt solid #cccccc"/>
      <style:text-properties fo:font-variant="normal" fo:text-transform="none" fo:color="#333333" style:font-name="Menlo" fo:font-size="11.25pt" fo:letter-spacing="normal" fo:font-style="normal" fo:font-weight="normal"/>
    </style:style>
    <style:style style:name="P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text-properties fo:color="#6a9955" style:font-name="Droid Sans Mono" fo:font-size="10.5pt" fo:font-weight="normal" officeooo:rsid="0024206f" officeooo:paragraph-rsid="0024206f" fo:background-color="#1e1e1e"/>
    </style:style>
    <style:style style:name="P5" style:family="paragraph" style:parent-style-name="Standard">
      <style:text-properties officeooo:rsid="0024206f" officeooo:paragraph-rsid="0024206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24206f" officeooo:paragraph-rsid="0024206f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172.16.4.46 </text:p>
      <text:p text:style-name="Standard"/>
      <text:p text:style-name="Standard"/>
      <text:p text:style-name="P1">sudo systemctl stop ssh.service</text:p>
      <text:p text:style-name="P2">sudo systemctl start ssh.service</text:p>
      <text:p text:style-name="P2">sudo systemctl enable ssh.service</text:p>
      <text:p text:style-name="P3">// let ct = "currentTime";</text:p>
      <text:p text:style-name="P3">// let value = currentTime + ' min';</text:p>
      <text:p text:style-name="P3">// i.attrs[ct] = value;</text:p>
      <text:p text:style-name="P3">// let tt = "longAge";</text:p>
      <text:p text:style-name="P3">// let value1 = longAge + ' min';</text:p>
      <text:p text:style-name="P3">// i.attrs[tt] = value1;</text:p>
      <text:p text:style-name="P3">// let flag="isAbouve2hrs";</text:p>
      <text:p text:style-name="P3">// let value2=isAbouve2hrs;</text:p>
      <text:p text:style-name="P3">// i.attrs[flag]=value2</text:p>
      <text:p text:style-name="Standard"/>
      <text:p text:style-name="Standard"/>
      <text:p text:style-name="Standard"/>
      <text:p text:style-name="P5">else block</text:p>
      <text:p text:style-name="P5"/>
      <text:p text:style-name="P5"/>
      <text:p text:style-name="P4">// let tt = "longAge";</text:p>
      <text:p text:style-name="P3">// let value = longAge + ' min';</text:p>
      <text:p text:style-name="P3">// i.attrs[tt] = value;</text:p>
      <text:p text:style-name="P3">// let flag="isAbouve2hrs";</text:p>
      <text:p text:style-name="P3">// let value2=isAbouve2hrs;</text:p>
      <text:p text:style-name="P3">// i.attrs[flag]=value2</text:p>
      <text:p text:style-name="P3">// await newarr.push(i);</text:p>
      <text:p text:style-name="P3">// console.log(i);</text:p>
      <text:p text:style-name="P5"/>
      <text:p text:style-name="P5"/>
      <text:p text:style-name="P4">// console.log(currentTime)</text:p>
      <text:p text:style-name="P3">// let currentTime = moment.duration(ct).asMinutes();</text:p>
      <text:p text:style-name="P5"/>
      <text:p text:style-name="P5"/>
      <text:p text:style-name="P4">// console.log(age);</text:p>
      <text:p text:style-name="P3">// let age = moment.duration(at).asMinutes();</text:p>
      <text:p text:style-name="P5"/>
      <text:p text:style-name="P5"/>
      <text:p text:style-name="P4">// else {</text:p>
      <text:p text:style-name="P3">// var longAge = moment(age).diff(currentTime, 'minutes');</text:p>
      <text:p text:style-name="P3">// }</text:p>
      <text:p text:style-name="P5"/>
      <text:p text:style-name="P5"><text:soft-page-break/></text:p>
      <text:p text:style-name="P3">// test.use((err) =&gt; {</text:p>
      <text:p text:style-name="P3">// if(err) throw err;</text:p>
      <text:p text:style-name="P3">// });</text:p>
      <text:p text:style-name="P6"/>
      <text:p text:style-name="P3">// test.use('/api',cors,router1)</text:p>
      <text:p text:style-name="P6"/>
      <text:p text:style-name="P3">// Enabled CORS</text:p>
      <text:p text:style-name="P6"/>
      <text:p text:style-name="P3">// cors =new cors();</text:p>
      <text:p text:style-name="P3">// []</text:p>
      <text:p text:style-name="P6"/>
      <text:p text:style-name="P3">// try{</text:p>
      <text:p text:style-name="P3">// if(!err){</text:p>
      <text:p text:style-name="P3">// console.log('server listening on port 3000');</text:p>
      <text:p text:style-name="P3">// }</text:p>
      <text:p text:style-name="P3">// else{</text:p>
      <text:p text:style-name="P3">// throw new err;</text:p>
      <text:p text:style-name="P3">// }</text:p>
      <text:p text:style-name="P3">// }</text:p>
      <text:p text:style-name="P3">// catch(err){</text:p>
      <text:p text:style-name="P3">// console.log("error caught");</text:p>
      <text:p text:style-name="P3">// return err;</text:p>
      <text:p text:style-name="P6"/>
      <text:p text:style-name="P3">// }</text:p>
      <text:p text:style-name="P5"/>
      <text:p text:style-name="P5"/>
      <text:p text:style-name="P5"/>
      <text:p text:style-name="P3">// function(err, list){</text:p>
      <text:p text:style-name="P3">// res.send(list);</text:p>
      <text:p text:style-name="P3">// }) 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7:25:04.806262432</meta:creation-date>
    <dc:date>2019-08-14T12:53:57.323566572</dc:date>
    <meta:editing-duration>PT7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172" meta:character-count="1107" meta:non-whitespace-character-count="983"/>
  </office:meta>
</office:document-meta>
</file>